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 PL KaitiM GB" svg:font-family="'AR PL KaitiM GB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Liberation Serif1" svg:font-family="'Liberation Serif'" style:font-family-generic="swiss" style:font-pitch="variable"/>
    <style:font-face style:name="AR PL KaitiM GB1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7" style:family="table">
      <style:table-properties style:width="19.001cm" table:align="left" fo:background-color="transparent">
        <style:background-image/>
      </style:table-properties>
    </style:style>
    <style:style style:name="Tableau27.A" style:family="table-column">
      <style:table-column-properties style:column-width="0.653cm"/>
    </style:style>
    <style:style style:name="Tableau27.B" style:family="table-column">
      <style:table-column-properties style:column-width="3.304cm"/>
    </style:style>
    <style:style style:name="Tableau27.C" style:family="table-column">
      <style:table-column-properties style:column-width="1.584cm"/>
    </style:style>
    <style:style style:name="Tableau27.D" style:family="table-column">
      <style:table-column-properties style:column-width="1.582cm"/>
    </style:style>
    <style:style style:name="Tableau27.G" style:family="table-column">
      <style:table-column-properties style:column-width="1.586cm"/>
    </style:style>
    <style:style style:name="Tableau27.I" style:family="table-column">
      <style:table-column-properties style:column-width="1.579cm"/>
    </style:style>
    <style:style style:name="Tableau27.J" style:family="table-column">
      <style:table-column-properties style:column-width="3.963cm"/>
    </style:style>
    <style:style style:name="Tableau27.1" style:family="table-row">
      <style:table-row-properties style:min-row-height="0.589cm" fo:background-color="transparent">
        <style:background-image/>
      </style:table-row-properties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none" fo:border-right="none" fo:border-top="none" fo:border-bottom="0.5pt solid #000000"/>
    </style:style>
    <style:style style:name="Tableau27.C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J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2" style:family="table-row">
      <style:table-row-properties style:row-height="0.75cm"/>
    </style:style>
    <style:style style:name="Tableau27.A2" style:family="table-cell">
      <style:table-cell-properties style:vertical-align="middle" fo:padding-left="0cm" fo:padding-right="0cm" fo:padding-top="0.101cm" fo:padding-bottom="0.101cm" fo:border="none"/>
    </style:style>
    <style:style style:name="Tableau2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3" style:family="table-row">
      <style:table-row-properties style:row-height="0.75cm"/>
    </style:style>
    <style:style style:name="Tableau27.A3" style:family="table-cell">
      <style:table-cell-properties style:vertical-align="middle" fo:padding-left="0cm" fo:padding-right="0cm" fo:padding-top="0.101cm" fo:padding-bottom="0.101cm" fo:border="none"/>
    </style:style>
    <style:style style:name="Tableau2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7.J3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7.4" style:family="table-row">
      <style:table-row-properties style:row-height="0.75cm"/>
    </style:style>
    <style:style style:name="Tableau27.A4" style:family="table-cell">
      <style:table-cell-properties style:vertical-align="middle" fo:padding-left="0cm" fo:padding-right="0cm" fo:padding-top="0.101cm" fo:padding-bottom="0.101cm" fo:border="none"/>
    </style:style>
    <style:style style:name="Tableau2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5" style:family="table-row">
      <style:table-row-properties style:row-height="0.75cm"/>
    </style:style>
    <style:style style:name="Tableau27.A5" style:family="table-cell">
      <style:table-cell-properties style:vertical-align="middle" fo:padding-left="0cm" fo:padding-right="0cm" fo:padding-top="0.101cm" fo:padding-bottom="0.101cm" fo:border="none"/>
    </style:style>
    <style:style style:name="Tableau2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6" style:family="table-row">
      <style:table-row-properties style:row-height="0.75cm"/>
    </style:style>
    <style:style style:name="Tableau27.A6" style:family="table-cell">
      <style:table-cell-properties style:vertical-align="middle" fo:padding-left="0cm" fo:padding-right="0cm" fo:padding-top="0.101cm" fo:padding-bottom="0.101cm" fo:border="none"/>
    </style:style>
    <style:style style:name="Tableau2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19.001cm" table:align="left" fo:background-color="transparent">
        <style:background-image/>
      </style:table-properties>
    </style:style>
    <style:style style:name="Tableau28.A" style:family="table-column">
      <style:table-column-properties style:column-width="0.594cm"/>
    </style:style>
    <style:style style:name="Tableau28.B" style:family="table-column">
      <style:table-column-properties style:column-width="2.856cm"/>
    </style:style>
    <style:style style:name="Tableau28.C" style:family="table-column">
      <style:table-column-properties style:column-width="3.11cm"/>
    </style:style>
    <style:style style:name="Tableau28.D" style:family="table-column">
      <style:table-column-properties style:column-width="3.108cm"/>
    </style:style>
    <style:style style:name="Tableau28.G" style:family="table-column">
      <style:table-column-properties style:column-width="3.113cm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padding="0.101cm" fo:border="none"/>
    </style:style>
    <style:style style:name="Tableau28.B1" style:family="table-cell">
      <style:table-cell-properties fo:padding="0.101cm" fo:border-left="none" fo:border-right="none" fo:border-top="none" fo:border-bottom="0.5pt solid #000000"/>
    </style:style>
    <style:style style:name="Tableau28.C1" style:family="table-cell">
      <style:table-cell-properties fo:background-color="#e8c32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8.G1" style:family="table-cell">
      <style:table-cell-properties fo:background-color="#e8c32a" fo:padding="0.101cm" fo:border="0.5pt solid #000000">
        <style:background-image/>
      </style:table-cell-properties>
    </style:style>
    <style:style style:name="Tableau28.2" style:family="table-row">
      <style:table-row-properties style:row-height="0.75cm"/>
    </style:style>
    <style:style style:name="Tableau28.A2" style:family="table-cell">
      <style:table-cell-properties style:vertical-align="middle" fo:padding="0.101cm" fo:border="none"/>
    </style:style>
    <style:style style:name="Tableau28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8.C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28.D2" style:family="table-cell">
      <style:table-cell-properties style:vertical-align="bottom" fo:background-color="#666666" fo:padding="0.101cm" fo:border-left="0.5pt solid #000000" fo:border-right="none" fo:border-top="none" fo:border-bottom="0.5pt solid #000000">
        <style:background-image/>
      </style:table-cell-properties>
    </style:style>
    <style:style style:name="Tableau28.G2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28.G3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28.G4" style:family="table-cell">
      <style:table-cell-properties style:vertical-align="bottom" fo:background-color="#666666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29" style:family="table">
      <style:table-properties style:width="19.001cm" table:align="left" fo:background-color="transparent">
        <style:background-image/>
      </style:table-properties>
    </style:style>
    <style:style style:name="Tableau29.A" style:family="table-column">
      <style:table-column-properties style:column-width="2.369cm"/>
    </style:style>
    <style:style style:name="Tableau29.B" style:family="table-column">
      <style:table-column-properties style:column-width="2.372cm"/>
    </style:style>
    <style:style style:name="Tableau29.D" style:family="table-column">
      <style:table-column-properties style:column-width="2.374cm"/>
    </style:style>
    <style:style style:name="Tableau29.H" style:family="table-column">
      <style:table-column-properties style:column-width="2.394cm"/>
    </style:style>
    <style:style style:name="Tableau29.1" style:family="table-row">
      <style:table-row-properties style:min-row-height="0.6cm" fo:background-color="transparent">
        <style:background-image/>
      </style:table-row-properties>
    </style:style>
    <style:style style:name="Tableau29.A1" style:family="table-cell">
      <style:table-cell-properties fo:padding="0.097cm" fo:border-left="none" fo:border-right="none" fo:border-top="none" fo:border-bottom="0.5pt solid #000000"/>
    </style:style>
    <style:style style:name="Tableau29.B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9.H1" style:family="table-cell">
      <style:table-cell-properties fo:background-color="#e8c32a" fo:padding="0.097cm" fo:border="0.5pt solid #000000">
        <style:background-image/>
      </style:table-cell-properties>
    </style:style>
    <style:style style:name="Tableau29.2" style:family="table-row">
      <style:table-row-properties style:row-height="0.75cm" fo:background-color="transparent">
        <style:background-image/>
      </style:table-row-properties>
    </style:style>
    <style:style style:name="Tableau29.A2" style:family="table-cell">
      <style:table-cell-properties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9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211dd7e" officeooo:paragraph-rsid="0211dd7e" style:font-size-asian="16pt" style:font-style-asian="normal" style:font-size-complex="16pt" style:font-style-complex="normal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1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ILET_5f_POINTILLES">
      <style:text-properties officeooo:paragraph-rsid="021e8503"/>
    </style:style>
    <style:style style:name="P21" style:family="paragraph" style:parent-style-name="FILET_5f_POINTILLES">
      <style:text-properties officeooo:paragraph-rsid="0224be02"/>
    </style:style>
    <style:style style:name="P22" style:family="paragraph" style:parent-style-name="Normal">
      <style:paragraph-properties fo:margin-top="0cm" fo:margin-bottom="0cm" style:contextual-spacing="false"/>
      <style:text-properties officeooo:paragraph-rsid="0213d02d"/>
    </style:style>
    <style:style style:name="P23" style:family="paragraph" style:parent-style-name="Normal">
      <style:paragraph-properties fo:margin-top="0cm" fo:margin-bottom="0cm" style:contextual-spacing="false"/>
      <style:text-properties style:font-name="Bitstream Vera Sans5" fo:font-size="10pt" officeooo:paragraph-rsid="0213d02d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2pt" fo:font-style="italic" fo:font-weight="bold" officeooo:rsid="002a63f5" officeooo:paragraph-rsid="021e8503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2306692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2306692"/>
    </style:style>
    <style:style style:name="P27" style:family="paragraph" style:parent-style-name="Standard">
      <style:paragraph-properties fo:margin-top="0.199cm" fo:margin-bottom="0.199cm" style:contextual-spacing="false"/>
      <style:text-properties style:font-name="Bitstream Vera Sans5" fo:font-size="10pt" officeooo:paragraph-rsid="021d9133" style:font-size-asian="10pt" style:font-size-complex="10pt"/>
    </style:style>
    <style:style style:name="P28" style:family="paragraph" style:parent-style-name="Standard">
      <style:paragraph-properties fo:margin-top="0.199cm" fo:margin-bottom="0.101cm" style:contextual-spacing="false" fo:text-align="start" style:justify-single-word="false"/>
      <style:text-properties style:font-name="Bitstream Vera Sans5" fo:font-size="10pt" officeooo:paragraph-rsid="02211323" style:font-size-asian="10pt" style:font-size-complex="10pt"/>
    </style:style>
    <style:style style:name="P29" style:family="paragraph" style:parent-style-name="_5f_Paragraphe_20_livret">
      <style:paragraph-properties fo:text-align="center" style:justify-single-word="false"/>
    </style:style>
    <style:style style:name="P30" style:family="paragraph" style:parent-style-name="_5f_Paragraphe_20_livret">
      <style:paragraph-properties fo:text-align="center" style:justify-single-word="false"/>
      <style:text-properties officeooo:paragraph-rsid="02306692"/>
    </style:style>
    <style:style style:name="P31" style:family="paragraph" style:parent-style-name="_5f_Paragraphe_20_livret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_5f_Paragraphe_20_livret_20_">
      <style:text-properties fo:font-weight="bold" officeooo:rsid="0213d02d" officeooo:paragraph-rsid="0213d02d" style:font-weight-asian="bold" style:font-weight-complex="bold"/>
    </style:style>
    <style:style style:name="P33" style:family="paragraph" style:parent-style-name="FILET_5f_POINTILLE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" fo:font-size="10pt" officeooo:rsid="0015f7e3" officeooo:paragraph-rsid="0222c3c0"/>
    </style:style>
    <style:style style:name="P34" style:family="paragraph" style:parent-style-name="FILET_5f_POINTILLE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" fo:font-size="10pt" officeooo:rsid="0015f7e3" officeooo:paragraph-rsid="021fe438"/>
    </style:style>
    <style:style style:name="P35" style:family="paragraph" style:parent-style-name="FILET_5f_POINTILLE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21fe438"/>
    </style:style>
    <style:style style:name="P36" style:family="paragraph" style:parent-style-name="FILET_5f_POINTILLE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222c3c0"/>
    </style:style>
    <style:style style:name="P37" style:family="paragraph" style:parent-style-name="Normal" style:list-style-name="_5f_Numérotation_20_des_20_exercices_20_livrets" style:master-page-name="">
      <style:paragraph-properties fo:margin-top="0cm" fo:margin-bottom="0.199cm" style:contextual-spacing="false" style:page-number="auto" fo:break-before="auto" fo:break-after="auto"/>
      <style:text-properties officeooo:paragraph-rsid="0213d02d"/>
    </style:style>
    <style:style style:name="P38" style:family="paragraph" style:parent-style-name="Normal" style:list-style-name="_5f_Numérotation_20_des_20_exercices_20_livrets">
      <style:paragraph-properties fo:margin-left="0cm" fo:margin-right="0cm" fo:margin-top="0cm" fo:margin-bottom="0.199cm" style:contextual-spacing="false" fo:text-align="justify" style:justify-single-word="false" fo:text-indent="0cm" style:auto-text-indent="false" style:shadow="none">
        <style:tab-stops/>
      </style:paragraph-properties>
      <style:text-properties style:font-name="Bitstream Vera Sans5" fo:font-size="10pt" officeooo:paragraph-rsid="021d9133" style:font-size-asian="10pt" style:font-size-complex="10pt"/>
    </style:style>
    <style:style style:name="P39" style:family="paragraph" style:parent-style-name="Standard" style:list-style-name="_5f_Numérotation_20_des_20_exercices_20_livrets">
      <style:text-properties style:font-name="Bitstream Vera Sans5" fo:font-size="10pt" officeooo:paragraph-rsid="0213d02d" style:font-size-asian="10pt" style:font-size-complex="10pt"/>
    </style:style>
    <style:style style:name="P40" style:family="paragraph" style:parent-style-name="Standard" style:list-style-name="_5f_Numérotation_20_des_20_exercices_20_livrets">
      <style:paragraph-properties fo:margin-top="0.199cm" fo:margin-bottom="0cm" style:contextual-spacing="false" fo:text-align="justify" style:justify-single-word="false"/>
      <style:text-properties style:font-name="Bitstream Vera Sans5" fo:font-size="10pt" officeooo:paragraph-rsid="02306692" style:font-size-asian="10pt" style:font-size-complex="10pt"/>
    </style:style>
    <style:style style:name="P41" style:family="paragraph" style:parent-style-name="Standard" style:list-style-name="_5f_Numérotation_20_des_20_exercices_20_livrets">
      <style:paragraph-properties fo:margin-top="0.199cm" fo:margin-bottom="0cm" style:contextual-spacing="false" fo:text-align="justify" style:justify-single-word="false"/>
      <style:text-properties style:font-name="Bitstream Vera Sans5" fo:font-size="10pt" officeooo:rsid="0016b5e9" officeooo:paragraph-rsid="02211323" style:font-size-asian="10pt" style:font-size-complex="10pt"/>
    </style:style>
    <style:style style:name="P42" style:family="paragraph" style:parent-style-name="Standard" style:list-style-name="_5f_Numérotation_20_des_20_exercices_20_livrets">
      <style:paragraph-properties fo:margin-top="0.199cm" fo:margin-bottom="0cm" style:contextual-spacing="false" fo:text-align="center" style:justify-single-word="false"/>
      <style:text-properties officeooo:rsid="000d25a5" officeooo:paragraph-rsid="0222c3c0"/>
    </style:style>
    <style:style style:name="P43" style:family="paragraph" style:parent-style-name="Standard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2pt" fo:font-style="italic" fo:font-weight="bold" officeooo:rsid="002a63f5" officeooo:paragraph-rsid="021fe438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2pt" fo:font-style="italic" fo:font-weight="bold" officeooo:rsid="002a63f5" officeooo:paragraph-rsid="0222c3c0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_5f_Numérotation_20_des_20_exercices_20_livrets">
      <style:paragraph-properties fo:margin-top="0cm" fo:margin-bottom="0cm" style:contextual-spacing="false"/>
      <style:text-properties style:font-name="Bitstream Vera Sans5" fo:font-size="10pt" officeooo:paragraph-rsid="02211323" style:font-size-asian="10pt" style:font-size-complex="10pt"/>
    </style:style>
    <style:style style:name="P46" style:family="paragraph" style:parent-style-name="Standard" style:list-style-name="_5f_Numérotation_20_des_20_exercices_20_livrets">
      <style:paragraph-properties fo:margin-top="0cm" fo:margin-bottom="0cm" style:contextual-spacing="false" fo:text-align="justify" style:justify-single-word="false"/>
      <style:text-properties officeooo:paragraph-rsid="0222c3c0"/>
    </style:style>
    <style:style style:name="P47" style:family="paragraph" style:parent-style-name="Standard" style:list-style-name="_5f_Numérotation_20_des_20_exercices_20_livrets">
      <style:paragraph-properties fo:margin-top="0.199cm" fo:margin-bottom="0.101cm" style:contextual-spacing="false" fo:text-align="center" style:justify-single-word="false"/>
      <style:text-properties style:font-name="Bitstream Vera Sans5" fo:font-size="10pt" officeooo:paragraph-rsid="02211323" style:font-size-asian="10pt" style:font-size-complex="10pt"/>
    </style:style>
    <style:style style:name="P48" style:family="paragraph" style:parent-style-name="Table_20_Contents" style:list-style-name="_5f_Numérotation_20_des_20_exercices_20_livrets">
      <style:paragraph-properties fo:margin-top="0cm" fo:margin-bottom="0cm" style:contextual-spacing="false"/>
      <style:text-properties style:font-name="Bitstream Vera Sans5" fo:font-size="10pt" officeooo:paragraph-rsid="0215abe1" style:font-size-asian="10pt" style:font-size-complex="10pt"/>
    </style:style>
    <style:style style:name="P49" style:family="paragraph" style:parent-style-name="Text_20_body" style:list-style-name="_5f_Numérotation_20_des_20_exercices_20_livrets">
      <style:text-properties fo:font-size="10pt" officeooo:paragraph-rsid="021e8503" style:font-size-asian="10pt" style:font-size-complex="10pt"/>
    </style:style>
    <style:style style:name="P50" style:family="paragraph" style:parent-style-name="Text_20_body" style:list-style-name="_5f_Numérotation_20_des_20_exercices_20_livrets">
      <style:paragraph-properties fo:text-align="center" style:justify-single-word="false"/>
      <style:text-properties officeooo:paragraph-rsid="02306692"/>
    </style:style>
    <style:style style:name="P51" style:family="paragraph" style:parent-style-name="_5f_Paragraphe_20_livret_20_" style:list-style-name="_5f_Numérotation_20_des_20_exercices_20_livrets">
      <style:text-properties officeooo:paragraph-rsid="0215abe1"/>
    </style:style>
    <style:style style:name="P52" style:family="paragraph" style:parent-style-name="_5f_Paragraphe_20_livret_20_" style:list-style-name="_5f_Numérotation_20_des_20_exercices_20_livrets">
      <style:text-properties officeooo:paragraph-rsid="021c2377"/>
    </style:style>
    <style:style style:name="P53" style:family="paragraph" style:parent-style-name="_5f_Paragraphe_20_livret_20_" style:list-style-name="_5f_Numérotation_20_des_20_exercices_20_livrets">
      <style:text-properties officeooo:paragraph-rsid="02306692"/>
    </style:style>
    <style:style style:name="P54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loext:opacity="100%" fo:font-weight="normal" officeooo:paragraph-rsid="021d9133" style:font-weight-asian="normal" style:font-weight-complex="normal"/>
    </style:style>
    <style:style style:name="P55" style:family="paragraph" style:parent-style-name="_5f_Paragraphe_20_livret_20_" style:list-style-name="_5f_Numérotation_20_des_20_exercices_20_livrets">
      <style:paragraph-properties fo:text-align="center" style:justify-single-word="false"/>
      <style:text-properties officeooo:paragraph-rsid="021d9133"/>
    </style:style>
    <style:style style:name="P56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21c2377"/>
    </style:style>
    <style:style style:name="P57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2306692"/>
    </style:style>
    <style:style style:name="P58" style:family="paragraph" style:parent-style-name="_5f_Paragraphe_20_livret_20_" style:list-style-name="_5f_Numérotation_20_des_20_exercices_20_livrets">
      <style:paragraph-properties fo:margin-top="0.199cm" fo:margin-bottom="0cm" style:contextual-spacing="false" fo:text-align="center" style:justify-single-word="false"/>
      <style:text-properties fo:font-weight="bold" officeooo:paragraph-rsid="021e8503" style:font-weight-asian="bold" style:font-weight-complex="bold"/>
    </style:style>
    <style:style style:name="P59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color="#000000" loext:opacity="100%" fo:font-size="10pt" fo:font-weight="normal" officeooo:paragraph-rsid="021d9133" style:font-size-asian="10pt" style:font-weight-asian="normal" style:font-size-complex="10pt" style:font-weight-complex="normal"/>
    </style:style>
    <style:style style:name="P60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officeooo:paragraph-rsid="02211323" style:font-size-asian="10pt" style:font-weight-asian="bold" style:font-size-complex="10pt" style:font-weight-complex="bold"/>
    </style:style>
    <style:style style:name="P61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officeooo:paragraph-rsid="021d9133"/>
    </style:style>
    <style:style style:name="P62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officeooo:paragraph-rsid="021e8503"/>
    </style:style>
    <style:style style:name="P63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weight="bold" officeooo:paragraph-rsid="02211323" style:font-weight-asian="bold" style:font-weight-complex="bold"/>
    </style:style>
    <style:style style:name="P64" style:family="paragraph" style:parent-style-name="_5f_Paragraphe_20_livret_20_" style:list-style-name="_5f_Numérotation_20_des_20_exercices_20_livrets">
      <style:paragraph-properties fo:margin-top="0.199cm" fo:margin-bottom="0.199cm" style:contextual-spacing="false" fo:text-align="center" style:justify-single-word="false"/>
      <style:text-properties officeooo:paragraph-rsid="021e8503"/>
    </style:style>
    <style:style style:name="P65" style:family="paragraph" style:parent-style-name="_5f_Paragraphe_20_livret_20_" style:list-style-name="_5f_Numérotation_20_des_20_exercices_20_livrets">
      <style:paragraph-properties fo:margin-top="0.199cm" fo:margin-bottom="0.199cm" style:contextual-spacing="false" fo:text-align="center" style:justify-single-word="false"/>
      <style:text-properties fo:font-weight="bold" officeooo:paragraph-rsid="021e8503" style:font-weight-asian="bold" style:font-weight-complex="bold"/>
    </style:style>
    <style:style style:name="P66" style:family="paragraph" style:parent-style-name="_5f_Paragraphe_20_livret_20_" style:list-style-name="_5f_Numérotation_20_des_20_exercices_20_livrets">
      <style:paragraph-properties fo:margin-top="0.101cm" fo:margin-bottom="0.101cm" style:contextual-spacing="false" fo:text-align="center" style:justify-single-word="false"/>
      <style:text-properties fo:font-weight="bold" officeooo:paragraph-rsid="021e8503" style:font-weight-asian="bold" style:font-weight-complex="bold"/>
    </style:style>
    <style:style style:name="P67" style:family="paragraph" style:parent-style-name="_5f_Paragraphe_20_livret_20_réponse_20_élève" style:list-style-name="_5f_Numérotation_20_des_20_exercices_20_livrets"/>
    <style:style style:name="P68" style:family="paragraph" style:parent-style-name="_5f_Paragraphe_20_livret_20_réponse_20_élève" style:list-style-name="_5f_Numérotation_20_des_20_exercices_20_livrets">
      <style:text-properties officeooo:paragraph-rsid="021c06b2"/>
    </style:style>
    <style:style style:name="P69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70" style:family="paragraph" style:parent-style-name="_5f_Paragraphe_20_livret_20_réponse_20_élève" style:list-style-name="_5f_Numérotation_20_des_20_exercices_20_livrets">
      <style:paragraph-properties fo:margin-left="0cm" fo:margin-right="0cm" fo:margin-top="0cm" fo:margin-bottom="0.199cm" style:contextual-spacing="false" fo:text-align="justify" style:justify-single-word="false" fo:text-indent="0cm" style:auto-text-indent="false" style:shadow="none">
        <style:tab-stops/>
      </style:paragraph-properties>
      <style:text-properties fo:color="#b3b3b3" loext:opacity="100%" fo:font-style="normal" officeooo:paragraph-rsid="021c2377" style:font-style-asian="normal" style:font-style-complex="normal"/>
    </style:style>
    <style:style style:name="P7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justify" style:justify-single-word="false"/>
      <style:text-properties fo:color="#b3b3b3" loext:opacity="100%" style:font-name="Bitstream Vera Sans5" fo:font-size="10pt" fo:font-style="normal" officeooo:rsid="0016b5e9" officeooo:paragraph-rsid="02211323" style:font-size-asian="10pt" style:font-style-asian="normal" style:font-size-complex="10pt" style:font-style-complex="normal"/>
    </style:style>
    <style:style style:name="P7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justify" style:justify-single-word="false"/>
      <style:text-properties fo:color="#b3b3b3" loext:opacity="100%" style:font-name="Bitstream Vera Sans5" fo:font-size="10pt" fo:font-style="normal" officeooo:rsid="000d25a5" officeooo:paragraph-rsid="0222c3c0" style:font-size-asian="10pt" style:font-style-asian="normal" style:font-size-complex="10pt" style:font-style-complex="normal"/>
    </style:style>
    <style:style style:name="P73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style:line-height-at-least="0.801cm" fo:text-align="center" style:justify-single-word="false"/>
      <style:text-properties fo:color="#b3b3b3" loext:opacity="100%" style:font-name="Bitstream Vera Sans5" fo:font-size="10pt" fo:font-style="normal" officeooo:rsid="000d25a5" officeooo:paragraph-rsid="0224fce5" style:font-size-asian="10pt" style:font-style-asian="normal" style:font-size-complex="10pt" style:font-style-complex="normal"/>
    </style:style>
    <style:style style:name="P74" style:family="paragraph" style:parent-style-name="_5f_Paragraphe_20_énoncé_20_après_20_numéro" style:list-style-name="_5f_Numérotation_20_des_20_exercices_20_livrets"/>
    <style:style style:name="P75" style:family="paragraph" style:parent-style-name="_5f_Paragraphe_20_énoncé_20_après_20_numéro" style:list-style-name="_5f_Numérotation_20_des_20_exercices_20_livrets">
      <style:text-properties officeooo:paragraph-rsid="02306692"/>
    </style:style>
    <style:style style:name="P76" style:family="paragraph" style:parent-style-name="_5f_Paragraphe_20_énoncé_20_après_20_numéro" style:list-style-name="_5f_Numérotation_20_des_20_exercices_20_livrets">
      <style:paragraph-properties fo:margin-left="0cm" fo:margin-right="0cm" fo:margin-top="0cm" fo:margin-bottom="0.199cm" style:contextual-spacing="false" fo:text-align="center" style:justify-single-word="false" fo:text-indent="0cm" style:auto-text-indent="false" style:shadow="none">
        <style:tab-stops/>
      </style:paragraph-properties>
      <style:text-properties officeooo:paragraph-rsid="021e8503"/>
    </style:style>
    <style:style style:name="P77" style:family="paragraph" style:parent-style-name="_5f_Titre_20_d_27_exercices_20_livret" style:list-style-name="_5f_Numérotation_20_des_20_exercices_20_livrets"/>
    <style:style style:name="P78" style:family="paragraph" style:parent-style-name="_5f_Titre_20_d_27_exercices_20_livret" style:list-style-name="_5f_Numérotation_20_des_20_exercices_20_livrets" style:master-page-name="SERIE_5f_G_5f_GAUCHE_5f_ET_5f_DROITE_5f_1COL">
      <style:paragraph-properties style:page-number="4"/>
      <style:text-properties officeooo:rsid="0213d02d" officeooo:paragraph-rsid="0213d02d"/>
    </style:style>
    <style:style style:name="P79" style:family="paragraph" style:parent-style-name="_5f_Titre_20_d_27_exercices_20_livret" style:list-style-name="_5f_Numérotation_20_des_20_exercices_20_livrets">
      <style:paragraph-properties fo:margin-left="0cm" fo:margin-right="0cm" fo:margin-top="0.499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fo:font-style="normal" officeooo:paragraph-rsid="021e8503" style:font-style-asian="normal" style:font-style-complex="normal"/>
    </style:style>
    <style:style style:name="P80" style:family="paragraph" style:parent-style-name="_5f_Titre_20_d_27_exercices_20_livret_20_sans_20_titre">
      <style:text-properties officeooo:paragraph-rsid="021c0e43"/>
    </style:style>
    <style:style style:name="P81" style:family="paragraph" style:parent-style-name="_5f_Titre_20_d_27_exercices_20_livret_20_sans_20_titre" style:list-style-name="_5f_Numérotation_20_des_20_exercices_20_livrets">
      <style:text-properties officeooo:paragraph-rsid="02306692"/>
    </style:style>
    <style:style style:name="P82" style:family="paragraph" style:parent-style-name="_5f_Titre_20_d_27_exercices_20_livret_20_sans_20_titre" style:list-style-name="_5f_Numérotation_20_des_20_exercices_20_livrets">
      <style:paragraph-properties fo:text-align="start" style:justify-single-word="false"/>
      <style:text-properties officeooo:paragraph-rsid="02306692"/>
    </style:style>
    <style:style style:name="P83" style:family="paragraph" style:parent-style-name="_5f_Titre_20_d_27_exercices_20_livret_20_sans_20_titre" style:master-page-name="">
      <style:paragraph-properties fo:text-align="start" style:justify-single-word="false" style:page-number="auto" fo:break-before="auto" fo:break-after="auto"/>
    </style:style>
    <style:style style:name="P84" style:family="paragraph" style:parent-style-name="_5f_consignes_20_exercices_20_livret" style:list-style-name="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font-style="italic" officeooo:paragraph-rsid="021e8503" style:font-size-asian="12pt" style:font-style-asian="italic" style:font-size-complex="12pt" style:font-style-complex="italic"/>
    </style:style>
    <style:style style:name="P85" style:family="paragraph" style:parent-style-name="_5f_consignes_20_exercices_20_livret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font-style="italic" officeooo:paragraph-rsid="021fe438" style:font-size-asian="12pt" style:font-style-asian="italic" style:font-size-complex="12pt" style:font-style-complex="italic"/>
    </style:style>
    <style:style style:name="P86" style:family="paragraph" style:parent-style-name="_5f_consignes_20_exercices_20_livret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font-style="italic" officeooo:rsid="000b4c76" officeooo:paragraph-rsid="0222c3c0" style:font-size-asian="12pt" style:font-style-asian="italic" style:font-size-complex="12pt" style:font-style-complex="italic"/>
    </style:style>
    <style:style style:name="P87" style:family="paragraph">
      <style:paragraph-properties fo:text-align="center"/>
      <style:text-properties fo:hyphenate="true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90" style:family="paragraph">
      <loext:graphic-properties draw:fill="solid" draw:fill-color="#d7e12c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9" style:family="text">
      <style:text-properties style:use-window-font-color="true" loext:opacity="0%" style:font-name="Bitstream Vera Sans5" fo:font-size="10pt" style:font-size-asian="10pt" style:font-size-complex="10pt"/>
    </style:style>
    <style:style style:name="T10" style:family="text">
      <style:text-properties style:use-window-font-color="true" loext:opacity="0%" style:font-name="Bitstream Vera Sans5" fo:font-size="10pt" officeooo:rsid="0029c287" style:font-size-asian="10pt" style:font-size-complex="10pt"/>
    </style:style>
    <style:style style:name="T11" style:family="text">
      <style:text-properties style:use-window-font-color="true" loext:opacity="0%" style:font-name="Bitstream Vera Sans5" fo:font-size="10pt" officeooo:rsid="0043f53d" style:font-size-asian="10pt" style:font-size-complex="10pt"/>
    </style:style>
    <style:style style:name="T12" style:family="text">
      <style:text-properties style:use-window-font-color="true" loext:opacity="0%" fo:font-size="10pt" officeooo:rsid="0029c287" style:font-size-asian="10pt" style:font-size-complex="10pt"/>
    </style:style>
    <style:style style:name="T13" style:family="text">
      <style:text-properties style:use-window-font-color="true" loext:opacity="0%" fo:font-size="10pt" officeooo:rsid="0043f53d" style:font-size-asian="10pt" style:font-size-complex="10pt"/>
    </style:style>
    <style:style style:name="T14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15" style:family="text">
      <style:text-properties fo:font-variant="normal" fo:text-transform="none" fo:color="#000000" loext:opacity="100%" style:text-position="0% 100%" style:font-name="Bitstream Vera Sans5" fo:font-size="10pt" fo:font-style="normal" fo:font-weight="normal" officeooo:rsid="0029c28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19" style:family="text">
      <style:text-properties officeooo:rsid="002925a2"/>
    </style:style>
    <style:style style:name="T20" style:family="text">
      <style:text-properties officeooo:rsid="002b33ed"/>
    </style:style>
    <style:style style:name="T21" style:family="text">
      <style:text-properties style:text-position="super 58%" style:font-name="Bitstream Vera Sans5" fo:font-size="10pt" officeooo:rsid="0016b5e9" style:font-size-asian="10pt" style:font-size-complex="10pt"/>
    </style:style>
    <style:style style:name="T22" style:family="text">
      <style:text-properties officeooo:rsid="0213d02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29c287" style:font-size-asian="10pt" style:font-size-complex="10pt"/>
    </style:style>
    <style:style style:name="T25" style:family="text">
      <style:text-properties fo:font-size="10pt" officeooo:rsid="0043f53d" style:font-size-asian="10pt" style:font-size-complex="10pt"/>
    </style:style>
    <style:style style:name="T26" style:family="text">
      <style:text-properties fo:font-size="10pt" officeooo:rsid="00226880" style:font-size-asian="10pt" style:font-size-complex="10pt"/>
    </style:style>
    <style:style style:name="T27" style:family="text">
      <style:text-properties fo:font-size="10pt" officeooo:rsid="0015f7e3" style:font-size-asian="10pt" style:font-size-complex="10pt"/>
    </style:style>
    <style:style style:name="T28" style:family="text">
      <style:text-properties fo:font-size="10pt" fo:font-style="normal" style:font-size-asian="10pt" style:font-style-asian="normal" style:font-size-complex="10pt" style:font-style-complex="normal"/>
    </style:style>
    <style:style style:name="T29" style:family="text">
      <style:text-properties fo:font-size="10pt" fo:font-style="normal" officeooo:rsid="0019d4a5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224be02" style:font-size-asian="10pt" style:font-style-asian="normal" style:font-size-complex="10pt" style:font-style-complex="normal"/>
    </style:style>
    <style:style style:name="T31" style:family="text">
      <style:text-properties fo:font-size="10pt" fo:letter-spacing="-0.035cm" style:font-size-asian="10pt" style:font-size-complex="10pt"/>
    </style:style>
    <style:style style:name="T32" style:family="text">
      <style:text-properties fo:color="#ff0000" loext:opacity="100%" style:font-name="Bitstream Vera Sans5" fo:font-size="10pt" style:font-size-asian="10pt" style:font-size-complex="10pt"/>
    </style:style>
    <style:style style:name="T33" style:family="text">
      <style:text-properties style:font-name="Bitstream Vera Sans5"/>
    </style:style>
    <style:style style:name="T34" style:family="text">
      <style:text-properties style:font-name="Bitstream Vera Sans5" fo:font-size="10pt" style:font-size-asian="10pt" style:font-size-complex="10pt"/>
    </style:style>
    <style:style style:name="T35" style:family="text">
      <style:text-properties style:font-name="Bitstream Vera Sans5" fo:font-size="10pt" officeooo:rsid="0043f53d" style:font-size-asian="10pt" style:font-size-complex="10pt"/>
    </style:style>
    <style:style style:name="T36" style:family="text">
      <style:text-properties style:font-name="Bitstream Vera Sans5" fo:font-size="10pt" officeooo:rsid="001e8e63" style:font-size-asian="10pt" style:font-size-complex="10pt"/>
    </style:style>
    <style:style style:name="T37" style:family="text">
      <style:text-properties style:font-name="Bitstream Vera Sans5" fo:font-size="10pt" officeooo:rsid="00225a23" style:font-size-asian="10pt" style:font-size-complex="10pt"/>
    </style:style>
    <style:style style:name="T38" style:family="text">
      <style:text-properties style:font-name="Bitstream Vera Sans5" fo:font-size="10pt" officeooo:rsid="0013b6f2" style:font-size-asian="10pt" style:font-size-complex="10pt"/>
    </style:style>
    <style:style style:name="T39" style:family="text">
      <style:text-properties style:font-name="Bitstream Vera Sans5" fo:font-size="10pt" officeooo:rsid="000d25a5" style:font-size-asian="10pt" style:font-size-complex="10pt"/>
    </style:style>
    <style:style style:name="T40" style:family="text">
      <style:text-properties style:font-name="Bitstream Vera Sans5" fo:font-size="10pt" officeooo:rsid="002acdf3" style:font-size-asian="10pt" style:font-size-complex="10pt"/>
    </style:style>
    <style:style style:name="T41" style:family="text">
      <style:text-properties style:font-name="Bitstream Vera Sans5" fo:font-size="10pt" officeooo:rsid="0016b5e9" style:font-size-asian="10pt" style:font-size-complex="10pt"/>
    </style:style>
    <style:style style:name="T42" style:family="text">
      <style:text-properties style:font-name="Bitstream Vera Sans5" fo:font-size="10pt" officeooo:rsid="00153c33" style:font-size-asian="10pt" style:font-size-complex="10pt"/>
    </style:style>
    <style:style style:name="T43" style:family="text">
      <style:text-properties style:font-name="Bitstream Vera Sans5" fo:font-size="10pt" officeooo:rsid="00177e5f" style:font-size-asian="10pt" style:font-size-complex="10pt"/>
    </style:style>
    <style:style style:name="T44" style:family="text">
      <style:text-properties style:font-name="Bitstream Vera Sans5" fo:font-size="10pt" officeooo:rsid="000b4c76" style:font-size-asian="10pt" style:font-size-complex="10pt"/>
    </style:style>
    <style:style style:name="T45" style:family="text">
      <style:text-properties style:font-name="Bitstream Vera Sans5" fo:font-size="10pt" officeooo:rsid="000a745e" style:font-size-asian="10pt" style:font-size-complex="10pt"/>
    </style:style>
    <style:style style:name="T46" style:family="text">
      <style:text-properties style:font-name="Bitstream Vera Sans5" fo:font-size="10pt" officeooo:rsid="0222c3c0" style:font-size-asian="10pt" style:font-size-complex="10pt"/>
    </style:style>
    <style:style style:name="T47" style:family="text">
      <style:text-properties style:font-name="Bitstream Vera Sans5" fo:font-size="10pt" officeooo:rsid="0224be02" style:font-size-asian="10pt" style:font-size-complex="10pt"/>
    </style:style>
    <style:style style:name="T48" style:family="text">
      <style:text-properties style:font-name="Bitstream Vera Sans5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49" style:family="text">
      <style:text-properties style:font-name="Bitstream Vera Sans5" fo:font-size="10pt" fo:font-style="normal" officeooo:rsid="001e8e63" fo:background-color="transparent" loext:char-shading-value="0" style:font-size-asian="10pt" style:font-style-asian="normal" style:font-size-complex="10pt" style:font-style-complex="normal"/>
    </style:style>
    <style:style style:name="T50" style:family="text">
      <style:text-properties style:font-name="Bitstream Vera Sans5" fo:font-size="10pt" fo:font-style="normal" officeooo:rsid="0043f53d" fo:background-color="transparent" loext:char-shading-value="0" style:font-size-asian="10pt" style:font-style-asian="normal" style:font-size-complex="10pt" style:font-style-complex="normal"/>
    </style:style>
    <style:style style:name="T51" style:family="text">
      <style:text-properties style:font-name="Bitstream Vera Sans5" fo:font-size="10pt" fo:letter-spacing="-0.035cm"/>
    </style:style>
    <style:style style:name="T52" style:family="text">
      <style:text-properties style:font-name="Bitstream Vera Sans5" fo:font-size="10pt" fo:letter-spacing="-0.035cm" style:font-size-asian="10pt" style:font-size-complex="10pt"/>
    </style:style>
    <style:style style:name="T53" style:family="text">
      <style:text-properties style:font-name="Bitstream Vera Sans5" fo:letter-spacing="-0.035cm"/>
    </style:style>
    <style:style style:name="T54" style:family="text">
      <style:text-properties fo:color="#ff660d" loext:opacity="100%" style:font-name="Bitstream Vera Sans5" fo:font-size="10pt" style:font-size-asian="10pt" style:font-size-complex="10pt"/>
    </style:style>
    <style:style style:name="T55" style:family="text">
      <style:text-properties fo:color="#ff660d" loext:opacity="100%" officeooo:rsid="0213d02d"/>
    </style:style>
    <style:style style:name="T56" style:family="text">
      <style:text-properties style:font-size-asian="10pt" style:font-size-complex="10pt"/>
    </style:style>
    <style:style style:name="T57" style:family="text">
      <style:text-properties officeooo:rsid="0222c3c0" style:font-size-asian="10pt" style:font-size-complex="10pt"/>
    </style:style>
    <style:style style:name="T58" style:family="text">
      <style:text-properties officeooo:rsid="0223a421" style:font-size-asian="10pt" style:font-size-complex="10pt"/>
    </style:style>
    <style:style style:name="T59" style:family="text">
      <style:text-properties officeooo:rsid="0043f53d"/>
    </style:style>
    <style:style style:name="T60" style:family="text">
      <style:text-properties fo:color="#b3b3b3" loext:opacity="100%"/>
    </style:style>
    <style:style style:name="T61" style:family="text">
      <style:text-properties fo:color="#b3b3b3" loext:opacity="100%" style:font-name="Bitstream Vera Sans5"/>
    </style:style>
    <style:style style:name="T62" style:family="text">
      <style:text-properties fo:color="#b3b3b3" loext:opacity="100%" style:font-name="Bitstream Vera Sans5" fo:font-size="10pt" style:font-size-asian="10pt" style:font-size-complex="10pt"/>
    </style:style>
    <style:style style:name="T63" style:family="text">
      <style:text-properties fo:color="#b3b3b3" loext:opacity="100%" style:font-name="Bitstream Vera Sans5" fo:font-size="10pt" fo:letter-spacing="normal"/>
    </style:style>
    <style:style style:name="T64" style:family="text">
      <style:text-properties fo:color="#b3b3b3" loext:opacity="100%" style:font-name="Bitstream Vera Sans5" fo:font-size="10pt" fo:font-style="normal"/>
    </style:style>
    <style:style style:name="T65" style:family="text">
      <style:text-properties fo:color="#b3b3b3" loext:opacity="100%" style:font-name="Bitstream Vera Sans5" fo:font-size="10pt" fo:font-style="normal" officeooo:rsid="0016b5e9" style:font-size-asian="10pt" style:font-style-asian="normal" style:font-size-complex="10pt" style:font-style-complex="normal"/>
    </style:style>
    <style:style style:name="T66" style:family="text">
      <style:text-properties fo:color="#b3b3b3" loext:opacity="100%" style:font-name="Bitstream Vera Sans5" fo:font-size="10pt" fo:font-style="normal" officeooo:rsid="000d25a5" style:font-size-asian="10pt" style:font-style-asian="normal" style:font-size-complex="10pt" style:font-style-complex="normal"/>
    </style:style>
    <style:style style:name="T67" style:family="text">
      <style:text-properties fo:color="#b3b3b3" loext:opacity="100%" style:font-name="Bitstream Vera Sans5" fo:letter-spacing="normal"/>
    </style:style>
    <style:style style:name="T68" style:family="text">
      <style:text-properties style:font-name="OpenSymbol" fo:font-size="10pt" style:font-size-asian="10pt" style:font-size-complex="10pt"/>
    </style:style>
    <style:style style:name="T69" style:family="text">
      <style:text-properties fo:letter-spacing="normal" fo:font-style="normal" officeooo:rsid="0014b640" style:font-style-asian="normal" style:font-style-complex="normal"/>
    </style:style>
    <style:style style:name="T70" style:family="text">
      <style:text-properties fo:letter-spacing="normal" fo:font-style="normal" officeooo:rsid="004c4d74" style:font-style-asian="normal" style:font-style-complex="normal"/>
    </style:style>
    <style:style style:name="T71" style:family="text">
      <style:text-properties fo:letter-spacing="-0.035cm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21c06b2" fo:background-color="transparent" loext:char-shading-value="0"/>
    </style:style>
    <style:style style:name="T74" style:family="text">
      <style:text-properties fo:color="#00a933" loext:opacity="100%" style:text-position="0% 100%" style:font-name="Bitstream Vera Sans5" fo:font-size="10pt" fo:font-style="normal" fo:font-weight="bold" officeooo:rsid="0019fba5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style:font-name="Bitstream Vera Sans" fo:font-size="10pt"/>
    </style:style>
    <style:style style:name="T76" style:family="text">
      <style:text-properties style:font-name="Bitstream Vera Sans" fo:font-size="10pt" fo:letter-spacing="normal" fo:font-style="normal" officeooo:rsid="004c4d74" style:font-style-asian="normal" style:font-style-complex="normal"/>
    </style:style>
    <style:style style:name="T77" style:family="text">
      <style:text-properties style:font-name="Bitstream Vera Sans" fo:font-size="10pt" officeooo:rsid="0222c3c0"/>
    </style:style>
    <style:style style:name="T78" style:family="text">
      <style:text-properties fo:color="#000000" loext:opacity="100%" fo:letter-spacing="normal" fo:font-style="normal" officeooo:rsid="0014fa79" style:font-style-asian="normal" style:font-style-complex="normal"/>
    </style:style>
    <style:style style:name="T79" style:family="text">
      <style:text-properties fo:color="#000000" loext:opacity="100%" fo:letter-spacing="-0.004cm" fo:font-style="normal" officeooo:rsid="0014b640" style:font-style-asian="normal" style:font-style-complex="normal"/>
    </style:style>
    <style:style style:name="T80" style:family="text">
      <style:text-properties fo:color="#000000" loext:opacity="100%" fo:letter-spacing="-0.004cm" fo:font-style="normal" officeooo:rsid="0014fa79" style:font-style-asian="normal" style:font-style-complex="normal"/>
    </style:style>
    <style:style style:name="T81" style:family="text">
      <style:text-properties fo:color="#000000" loext:opacity="100%" style:text-position="0% 100%" style:font-name="Bitstream Vera Sans5" fo:font-size="10pt" fo:font-style="normal" fo:font-weight="bold" officeooo:rsid="0019fba5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fo:color="#000000" loext:opacity="100%" style:text-position="0% 100%" fo:font-size="10pt" fo:font-style="normal" fo:font-weight="bold" officeooo:rsid="0019fba5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84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85" style:family="text">
      <style:text-properties fo:color="#000000" loext:opacity="100%" fo:font-size="10pt" fo:font-style="normal" officeooo:rsid="0014b640" style:font-size-asian="10pt" style:font-style-asian="normal" style:font-size-complex="10pt" style:font-style-complex="normal"/>
    </style:style>
    <style:style style:name="T86" style:family="text">
      <style:text-properties fo:color="#000000" loext:opacity="100%" fo:font-size="10pt" fo:font-style="normal" officeooo:rsid="001fd315" style:font-size-asian="10pt" style:font-style-asian="normal" style:font-size-complex="10pt" style:font-style-complex="normal"/>
    </style:style>
    <style:style style:name="T87" style:family="text">
      <style:text-properties fo:color="#000000" loext:opacity="100%" fo:font-size="10pt" fo:font-style="normal" officeooo:rsid="001af323" style:font-size-asian="10pt" style:font-style-asian="normal" style:font-size-complex="10pt" style:font-style-complex="normal"/>
    </style:style>
    <style:style style:name="T88" style:family="text">
      <style:text-properties fo:color="#000000" loext:opacity="100%" style:font-name="Bitstream Vera Sans" fo:font-size="10pt" fo:font-style="normal" fo:font-weight="normal" officeooo:rsid="0088a41c" style:font-size-asian="10pt" style:font-weight-asian="normal" style:font-size-complex="10pt" style:font-weight-complex="normal"/>
    </style:style>
    <style:style style:name="T89" style:family="text">
      <style:text-properties fo:color="#000000" loext:opacity="100%" style:font-name="Bitstream Vera Sans" fo:font-size="10pt" fo:font-style="normal" fo:font-weight="normal" officeooo:rsid="022c13f3"/>
    </style:style>
    <style:style style:name="T90" style:family="text">
      <style:text-properties fo:color="#000000" loext:opacity="100%" style:font-name="Bitstream Vera Sans5" fo:font-size="10pt" fo:font-style="normal" officeooo:rsid="00225a23" style:font-size-asian="10pt" style:font-style-asian="normal" style:font-size-complex="10pt" style:font-style-complex="normal"/>
    </style:style>
    <style:style style:name="T91" style:family="text">
      <style:text-properties fo:color="#000000" loext:opacity="100%" style:font-name="Bitstream Vera Sans5" fo:font-size="10pt" fo:font-style="normal" officeooo:rsid="00153c33" style:font-size-asian="10pt" style:font-style-asian="normal" style:font-size-complex="10pt" style:font-style-complex="normal"/>
    </style:style>
    <style:style style:name="T92" style:family="text">
      <style:text-properties fo:color="#000000" loext:opacity="100%" style:font-name="Bitstream Vera Sans5" fo:font-size="10pt" fo:font-style="normal" officeooo:rsid="000d25a5" style:font-size-asian="10pt" style:font-style-asian="normal" style:font-size-complex="10pt" style:font-style-complex="normal"/>
    </style:style>
    <style:style style:name="T93" style:family="text">
      <style:text-properties fo:color="#000000" loext:opacity="100%" style:font-name="Bitstream Vera Sans5" fo:font-size="10pt" fo:font-style="normal" officeooo:rsid="0016b5e9" style:font-size-asian="10pt" style:font-style-asian="normal" style:font-size-complex="10pt" style:font-style-complex="normal"/>
    </style:style>
    <style:style style:name="T94" style:family="text">
      <style:text-properties fo:color="#000000" loext:opacity="100%" style:font-name="Bitstream Vera Sans5" fo:font-size="10pt" fo:font-style="normal" fo:font-weight="normal" officeooo:rsid="0222c3c0" style:font-size-asian="10pt" style:font-size-complex="10pt"/>
    </style:style>
    <style:style style:name="T95" style:family="text">
      <style:text-properties fo:color="#000000" loext:opacity="100%" style:font-name="Bitstream Vera Sans5" fo:font-size="10pt" fo:font-style="normal" fo:font-weight="normal" officeooo:rsid="022d951f" style:font-size-asian="10pt" style:font-size-complex="10pt"/>
    </style:style>
    <style:style style:name="T96" style:family="text">
      <style:text-properties fo:color="#000000" loext:opacity="100%" style:font-name="Bitstream Vera Sans5" fo:font-size="10pt" fo:font-style="normal" officeooo:rsid="000e9196"/>
    </style:style>
    <style:style style:name="T97" style:family="text">
      <style:text-properties fo:color="#000000" loext:opacity="100%" style:font-name="Bitstream Vera Sans5" fo:font-size="10pt" fo:font-style="normal" officeooo:rsid="00242bea"/>
    </style:style>
    <style:style style:name="T98" style:family="text">
      <style:text-properties fo:color="#000000" loext:opacity="100%" style:font-name="Bitstream Vera Sans5" fo:font-size="10pt" fo:font-style="normal" officeooo:rsid="001af953"/>
    </style:style>
    <style:style style:name="T99" style:family="text">
      <style:text-properties fo:color="#000000" loext:opacity="100%" style:text-position="super 58%" style:font-name="Bitstream Vera Sans5" fo:font-size="10pt" fo:font-style="normal" officeooo:rsid="0016b5e9" style:font-size-asian="10pt" style:font-style-asian="normal" style:font-size-complex="10pt" style:font-style-complex="normal"/>
    </style:style>
    <style:style style:name="T100" style:family="text">
      <style:text-properties fo:color="#000000" loext:opacity="100%" style:font-name="Arial1" fo:font-size="10pt" fo:font-style="normal" officeooo:rsid="007d5c74" style:font-size-asian="10pt" style:font-style-asian="normal" style:font-size-complex="10pt" style:font-style-complex="normal"/>
    </style:style>
    <style:style style:name="T101" style:family="text">
      <style:text-properties fo:letter-spacing="-0.004cm" fo:font-style="normal" officeooo:rsid="0014b640" style:font-style-asian="normal" style:font-style-complex="normal"/>
    </style:style>
    <style:style style:name="T102" style:family="text">
      <style:text-properties officeooo:rsid="0088a41c"/>
    </style:style>
    <style:style style:name="T103" style:family="text">
      <style:text-properties officeooo:rsid="001fd315"/>
    </style:style>
    <style:style style:name="T104" style:family="text">
      <style:text-properties officeooo:rsid="001c5767"/>
    </style:style>
    <style:style style:name="T105" style:family="text">
      <style:text-properties officeooo:rsid="0015f7e3"/>
    </style:style>
    <style:style style:name="T106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style:font-name="Times New Roman1" fo:font-style="italic" fo:font-weight="bold" officeooo:rsid="002a63f5" style:font-style-asian="italic" style:font-weight-asian="bold" style:font-style-complex="italic" style:font-weight-complex="bold"/>
    </style:style>
    <style:style style:name="T108" style:family="text">
      <style:text-properties style:font-name="Times New Roman1" fo:font-size="12pt" fo:font-style="italic" fo:font-weight="bold" officeooo:rsid="000b4c76" style:font-size-asian="12pt" style:font-style-asian="italic" style:font-weight-asian="bold" style:font-size-complex="12pt" style:font-style-complex="italic" style:font-weight-complex="bold"/>
    </style:style>
    <style:style style:name="T109" style:family="text">
      <style:text-properties style:font-name="Times New Roman1" fo:font-size="12pt" fo:font-style="italic" fo:font-weight="bold" officeooo:rsid="002a63f5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officeooo:rsid="0013b6f2"/>
    </style:style>
    <style:style style:name="T111" style:family="text">
      <style:text-properties officeooo:rsid="000d25a5"/>
    </style:style>
    <style:style style:name="T112" style:family="text">
      <style:text-properties officeooo:rsid="00153c33"/>
    </style:style>
    <style:style style:name="T113" style:family="text">
      <style:text-properties officeooo:rsid="0016b5e9"/>
    </style:style>
    <style:style style:name="T114" style:family="text">
      <style:text-properties officeooo:rsid="0018af99"/>
    </style:style>
    <style:style style:name="T115" style:family="text">
      <style:text-properties officeooo:rsid="000b4c76"/>
    </style:style>
    <style:style style:name="T116" style:family="text">
      <style:text-properties officeooo:rsid="0222c3c0"/>
    </style:style>
    <style:style style:name="T117" style:family="text">
      <style:text-properties officeooo:rsid="0223a421"/>
    </style:style>
    <style:style style:name="T118" style:family="text">
      <style:text-properties style:font-name="Arial1" officeooo:rsid="007d5c74"/>
    </style:style>
    <style:style style:name="T119" style:family="text">
      <style:text-properties style:font-name="Arial1" fo:font-size="10pt" officeooo:rsid="007d5c74"/>
    </style:style>
    <style:style style:name="T120" style:family="text">
      <style:text-properties style:font-name="Arial1" fo:font-size="10pt" officeooo:rsid="007d5c74" style:font-size-asian="10pt" style:font-size-complex="10pt"/>
    </style:style>
    <style:style style:name="T12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3" draw:name="Shape3_0" draw:style-name="gr1" draw:text-style-name="P87" svg:x1="15.166cm" svg:y1="1.487cm" svg:x2="21.998cm" svg:y2="1.411cm">
        <text:p/>
      </draw:line>
      <draw:frame text:anchor-type="page" text:anchor-page-number="1" draw:z-index="12" draw:name="Shape8_0" draw:style-name="gr2" draw:text-style-name="P89" svg:width="2.703cm" svg:height="0.715cm" draw:transform="rotate (0.0872664625997165) translate (1.32644444444444cm 1.21884722222222cm)">
        <draw:text-box>
          <text:p text:style-name="P88"><text:span text:style-name="T121">Série 1</text:span></text:p>
        </draw:text-box>
      </draw:frame>
      <draw:path text:anchor-type="page" text:anchor-page-number="1" draw:z-index="11" draw:name="Shape1" draw:style-name="gr3" draw:text-style-name="P9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314338911" text:style-name="_5f_Numérotation_20_des_20_exercices_20_livrets">
              <text:list-item>
                <text:h text:style-name="P78" text:outline-level="1">Apprendre à convertir</text:h>
              </text:list-item>
            </text:list>
            <text:p text:style-name="P32">Exemple :</text:p>
            <text:p text:style-name="Standard">Prenons la distance 615,3<text:span text:style-name="T118"> </text:span>m. <text:span text:style-name="T22">On veut la convertir en </text:span><text:span text:style-name="T55">hm</text:span><text:span text:style-name="T22">.</text:span></text:p>
            <text:p text:style-name="P22"><text:span text:style-name="T34">Le chiffre des </text:span><text:span text:style-name="Police_20_par_20_défaut"><text:span text:style-name="T54">unités</text:span></text:span><text:span text:style-name="T34"> de 61</text:span><text:span text:style-name="Police_20_par_20_défaut"><text:span text:style-name="T54">5</text:span></text:span><text:span text:style-name="T34">,3 est </text:span><text:span text:style-name="T54">5</text:span><text:span text:style-name="T34">. L’</text:span><text:span text:style-name="Police_20_par_20_défaut"><text:span text:style-name="T54">unité</text:span></text:span><text:span text:style-name="T34"> de longueur est le </text:span><text:span text:style-name="Police_20_par_20_défaut"><text:span text:style-name="T54">m</text:span></text:span><text:span text:style-name="Police_20_par_20_défaut"><text:span text:style-name="T9">. <text:line-break/></text:span></text:span><text:span text:style-name="Police_20_par_20_défaut"><text:span text:style-name="T54">On pourra dire que le chiffre des m est 5</text:span></text:span><text:span text:style-name="T34">.</text:span></text:p>
            <text:p text:style-name="P23">Ainsi :</text:p>
            <text:p text:style-name="P22"><text:span text:style-name="T34">Le chiffre des </text:span><text:span text:style-name="Police_20_par_20_défaut"><text:span text:style-name="T54">dam</text:span></text:span><text:span text:style-name="T34"> est </text:span><text:span text:style-name="Police_20_par_20_défaut"><text:span text:style-name="T54">1</text:span></text:span><text:span text:style-name="Police_20_par_20_défaut"><text:span text:style-name="T9">.</text:span></text:span></text:p>
            <text:p text:style-name="P22"><text:span text:style-name="T34">Le chiffre des </text:span><text:span text:style-name="Police_20_par_20_défaut"><text:span text:style-name="T54">hm</text:span></text:span><text:span text:style-name="T34"> est </text:span><text:span text:style-name="Police_20_par_20_défaut"><text:span text:style-name="T54">6</text:span></text:span><text:span text:style-name="Police_20_par_20_défaut"><text:span text:style-name="T9">.</text:span></text:span></text:p>
            <text:p text:style-name="P22"><text:span text:style-name="T34">Le chiffre des </text:span><text:span text:style-name="Police_20_par_20_défaut"><text:span text:style-name="T54">dm</text:span></text:span><text:span text:style-name="T34"> est </text:span><text:span text:style-name="Police_20_par_20_défaut"><text:span text:style-name="T54">3</text:span></text:span><text:span text:style-name="Police_20_par_20_défaut"><text:span text:style-name="T9">.</text:span></text:span></text:p>
            <text:p text:style-name="P23"/>
            <text:p text:style-name="Standard">Si on veut changer d’unité de longueur, par exemple <text:span text:style-name="Police_20_par_20_défaut">convertir</text:span> 615,3<text:span text:style-name="T118"> </text:span><text:span text:style-name="T34">m </text:span><text:span text:style-name="Police_20_par_20_défaut"><text:span text:style-name="T54">en hm</text:span></text:span><text:span text:style-name="T34">, le chiffre des </text:span><text:span text:style-name="Police_20_par_20_défaut"><text:span text:style-name="T54">hm</text:span></text:span><text:span text:style-name="T34"> devient alors </text:span><text:span text:style-name="Police_20_par_20_défaut"><text:span text:style-name="T54">le chiffre des unités</text:span></text:span><text:span text:style-name="Police_20_par_20_défaut"><text:span text:style-name="T32"> </text:span></text:span><text:span text:style-name="T34">: 6,153</text:span><text:span text:style-name="T118"> </text:span><text:span text:style-name="T34">hm.</text:span></text:p>
            <text:list xml:id="list213120451033704" text:continue-numbering="true" text:style-name="_5f_Numérotation_20_des_20_exercices_20_livrets">
              <text:list-header>
                <text:p text:style-name="P37"><text:span text:style-name="_5f_pointillés_20_gris"><text:span text:style-name="T15">Dans le tableau suivant, place les chiffres des distances proposées à leur place puis convertis dans l’unité demandée.</text:span></text:span></text:p>
              </text:list-header>
            </text:list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D" table:number-columns-repeated="2"/>
              <table:table-column table:style-name="Tableau27.C"/>
              <table:table-column table:style-name="Tableau27.G"/>
              <table:table-column table:style-name="Tableau27.C"/>
              <table:table-column table:style-name="Tableau27.I"/>
              <table:table-column table:style-name="Tableau27.J"/>
              <table:table-row table:style-name="Tableau27.1">
                <table:table-cell table:style-name="Tableau27.A1" office:value-type="string">
                  <text:list xml:id="list213122081191799" text:continue-numbering="true" text:style-name="_5f_Numérotation_20_des_20_exercices_20_livrets">
                    <text:list-header>
                      <text:p text:style-name="P39"/>
                    </text:list-header>
                  </text:list>
                </table:table-cell>
                <table:table-cell table:style-name="Tableau27.B1" office:value-type="string">
                  <text:h text:style-name="P29" text:outline-level="1"/>
                </table:table-cell>
                <table:table-cell table:style-name="Tableau27.C1" office:value-type="string">
                  <text:h text:style-name="P31" text:outline-level="1">k<text:span text:style-name="T59">m</text:span></text:h>
                </table:table-cell>
                <table:table-cell table:style-name="Tableau27.C1" office:value-type="string">
                  <text:h text:style-name="P31" text:outline-level="1">h<text:span text:style-name="T59">m</text:span></text:h>
                </table:table-cell>
                <table:table-cell table:style-name="Tableau27.C1" office:value-type="string">
                  <text:h text:style-name="P31" text:outline-level="1">da<text:span text:style-name="T59">m</text:span></text:h>
                </table:table-cell>
                <table:table-cell table:style-name="Tableau27.C1" office:value-type="string">
                  <text:h text:style-name="P31" text:outline-level="1">m</text:h>
                </table:table-cell>
                <table:table-cell table:style-name="Tableau27.C1" office:value-type="string">
                  <text:h text:style-name="P31" text:outline-level="1">d<text:span text:style-name="T59">m</text:span></text:h>
                </table:table-cell>
                <table:table-cell table:style-name="Tableau27.C1" office:value-type="string">
                  <text:h text:style-name="P31" text:outline-level="1">c<text:span text:style-name="T59">m</text:span></text:h>
                </table:table-cell>
                <table:table-cell table:style-name="Tableau27.C1" office:value-type="string">
                  <text:h text:style-name="P31" text:outline-level="1">m<text:span text:style-name="T59">m</text:span></text:h>
                </table:table-cell>
                <table:table-cell table:style-name="Tableau27.J1" office:value-type="string">
                  <text:h text:style-name="P29" text:outline-level="1"/>
                </table:table-cell>
              </table:table-row>
              <table:table-row table:style-name="Tableau27.2">
                <table:table-cell table:style-name="Tableau27.A2" office:value-type="string">
                  <text:list xml:id="list213121396852539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7.B2" office:value-type="string">
                  <text:p text:style-name="P16"><text:span text:style-name="T34">524</text:span><text:span text:style-name="T118"> </text:span><text:span text:style-name="T35">m</text:span></text:p>
                </table:table-cell>
                <table:table-cell table:style-name="Tableau27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D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E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F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G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H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I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J2" office:value-type="string">
                  <text:h text:style-name="P29" text:outline-level="1"><text:span text:style-name="_5f_pointillés_20_gris"><text:span text:style-name="T23">........…............. </text:span></text:span><text:span text:style-name="T24">d</text:span><text:span text:style-name="T25">m</text:span></text:h>
                </table:table-cell>
              </table:table-row>
              <table:table-row table:style-name="Tableau27.3">
                <table:table-cell table:style-name="Tableau27.A3" office:value-type="string">
                  <text:list xml:id="list213122128810469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7.B3" office:value-type="string">
                  <text:p text:style-name="P16"><text:span text:style-name="T34">130 004</text:span><text:span text:style-name="T118"> </text:span><text:span text:style-name="T34">c</text:span><text:span text:style-name="T35">m</text:span></text:p>
                </table:table-cell>
                <table:table-cell table:style-name="Tableau27.C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D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E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F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G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H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I3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J3" office:value-type="string">
                  <text:h text:style-name="P29" text:outline-level="1"><text:span text:style-name="_5f_pointillés_20_gris"><text:span text:style-name="T23">…................... </text:span></text:span><text:span text:style-name="T24">da</text:span><text:span text:style-name="T25">m</text:span></text:h>
                </table:table-cell>
              </table:table-row>
              <table:table-row table:style-name="Tableau27.4">
                <table:table-cell table:style-name="Tableau27.A4" office:value-type="string">
                  <text:list xml:id="list213120488093756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7.B4" office:value-type="string">
                  <text:p text:style-name="P16"><text:span text:style-name="T34">2</text:span><text:span text:style-name="T118"> </text:span><text:span text:style-name="T34">k</text:span><text:span text:style-name="T35">m</text:span><text:span text:style-name="T34"> et 425</text:span><text:span text:style-name="T118"> </text:span><text:span text:style-name="T34">m</text:span><text:span text:style-name="T35">m</text:span></text:p>
                </table:table-cell>
                <table:table-cell table:style-name="Tableau27.C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D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E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F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G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H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I4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J4" office:value-type="string">
                  <text:h text:style-name="P29" text:outline-level="1"><text:span text:style-name="_5f_pointillés_20_gris"><text:span text:style-name="T23">.....…................ </text:span></text:span><text:span text:style-name="T24">d</text:span><text:span text:style-name="T25">m</text:span></text:h>
                </table:table-cell>
              </table:table-row>
              <table:table-row table:style-name="Tableau27.5">
                <table:table-cell table:style-name="Tableau27.A5" office:value-type="string">
                  <text:list xml:id="list213120316959980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7.B5" office:value-type="string">
                  <text:p text:style-name="P16"><text:span text:style-name="T34">12</text:span><text:span text:style-name="T118"> </text:span><text:span text:style-name="T34">h</text:span><text:span text:style-name="T35">m</text:span><text:span text:style-name="T34"> et 6</text:span><text:span text:style-name="T118"> </text:span><text:span text:style-name="T35">m</text:span></text:p>
                </table:table-cell>
                <table:table-cell table:style-name="Tableau27.C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D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E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F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G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H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I5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J5" office:value-type="string">
                  <text:h text:style-name="P29" text:outline-level="1"><text:span text:style-name="_5f_pointillés_20_gris"><text:span text:style-name="T25">…..….............. </text:span></text:span><text:span text:style-name="_5f_pointillés_20_gris"><text:span text:style-name="T10">da</text:span></text:span><text:span text:style-name="_5f_pointillés_20_gris"><text:span text:style-name="T11">m</text:span></text:span></text:h>
                </table:table-cell>
              </table:table-row>
              <table:table-row table:style-name="Tableau27.6">
                <table:table-cell table:style-name="Tableau27.A6" office:value-type="string">
                  <text:list xml:id="list213120666960518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7.B6" office:value-type="string">
                  <text:p text:style-name="P16"><text:span text:style-name="T34">2,095</text:span><text:span text:style-name="T118"> </text:span><text:span text:style-name="T34">da</text:span><text:span text:style-name="T35">m</text:span></text:p>
                </table:table-cell>
                <table:table-cell table:style-name="Tableau27.C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D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E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F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G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H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I6" office:value-type="string">
                  <text:h text:style-name="P29" text:outline-level="1"><text:span text:style-name="_5f_pointillés_20_gris">.......</text:span></text:h>
                </table:table-cell>
                <table:table-cell table:style-name="Tableau27.J6" office:value-type="string">
                  <text:h text:style-name="P29" text:outline-level="1"><text:span text:style-name="_5f_pointillés_20_gris"><text:span text:style-name="T25">….....…............. </text:span></text:span><text:span text:style-name="_5f_pointillés_20_gris"><text:span text:style-name="T12">d</text:span></text:span><text:span text:style-name="_5f_pointillés_20_gris"><text:span text:style-name="T13">m</text:span></text:span></text:h>
                </table:table-cell>
              </table:table-row>
            </table:table>
            <text:list xml:id="list213120724023435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Correction_5f_surligné"><text:span text:style-name="T49">C</text:span></text:span><text:span text:style-name="_5f_Correction_5f_surligné"><text:span text:style-name="T48">onvertis </text:span></text:span><text:span text:style-name="_5f_Correction_5f_surligné"><text:span text:style-name="T49">chaque</text:span></text:span><text:span text:style-name="_5f_Correction_5f_surligné"><text:span text:style-name="T48"> </text:span></text:span><text:span text:style-name="_5f_Correction_5f_surligné"><text:span text:style-name="T50">longueur</text:span></text:span><text:span text:style-name="_5f_Correction_5f_surligné"><text:span text:style-name="T48"> dans l'unité indiquée.</text:span></text:span></text:h>
              </text:list-item>
            </text:list>
            <table:table table:name="Tableau28" table:style-name="Tableau28">
              <table:table-column table:style-name="Tableau28.A"/>
              <table:table-column table:style-name="Tableau28.B"/>
              <table:table-column table:style-name="Tableau28.C"/>
              <table:table-column table:style-name="Tableau28.D"/>
              <table:table-column table:style-name="Tableau28.C" table:number-columns-repeated="2"/>
              <table:table-column table:style-name="Tableau28.G"/>
              <table:table-row table:style-name="Tableau28.1">
                <table:table-cell table:style-name="Tableau28.A1" office:value-type="string">
                  <text:list xml:id="list213121961803048" text:continue-numbering="true" text:style-name="_5f_Numérotation_20_des_20_exercices_20_livrets">
                    <text:list-header>
                      <text:p text:style-name="P48"/>
                    </text:list-header>
                  </text:list>
                </table:table-cell>
                <table:table-cell table:style-name="Tableau28.B1" office:value-type="string">
                  <text:h text:style-name="P29" text:outline-level="1"/>
                </table:table-cell>
                <table:table-cell table:style-name="Tableau28.C1" office:value-type="string">
                  <text:h text:style-name="P31" text:outline-level="1"><text:span text:style-name="T36">En </text:span><text:span text:style-name="T34">k</text:span><text:span text:style-name="T35">m</text:span></text:h>
                </table:table-cell>
                <table:table-cell table:style-name="Tableau28.C1" office:value-type="string">
                  <text:h text:style-name="P31" text:outline-level="1"><text:span text:style-name="T36">En </text:span><text:span text:style-name="T34">h</text:span><text:span text:style-name="T35">m</text:span></text:h>
                </table:table-cell>
                <table:table-cell table:style-name="Tableau28.C1" office:value-type="string">
                  <text:h text:style-name="P31" text:outline-level="1"><text:span text:style-name="T36">En </text:span><text:span text:style-name="T34">da</text:span><text:span text:style-name="T35">m</text:span></text:h>
                </table:table-cell>
                <table:table-cell table:style-name="Tableau28.C1" office:value-type="string">
                  <text:h text:style-name="P31" text:outline-level="1"><text:span text:style-name="T36">En </text:span><text:span text:style-name="T35">m</text:span></text:h>
                </table:table-cell>
                <table:table-cell table:style-name="Tableau28.G1" office:value-type="string">
                  <text:h text:style-name="P31" text:outline-level="1"><text:span text:style-name="T36">En </text:span><text:span text:style-name="T34">d</text:span><text:span text:style-name="T35">m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213122237609571" text:continue-list="list213121961803048" text:style-name="_5f_Numérotation_20_des_20_exercices_20_livrets">
                    <text:list-item>
                      <text:list>
                        <text:list-item text:start-value="1"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p text:style-name="P16"><text:span text:style-name="T34">95</text:span><text:span text:style-name="T118"> </text:span><text:span text:style-name="T34">h</text:span><text:span text:style-name="T35">m</text:span></text:p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D2" office:value-type="string">
                  <text:h text:style-name="P29" text:outline-level="1"/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G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213121527163269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p text:style-name="P16"><text:span text:style-name="T34">5,725</text:span><text:span text:style-name="T118"> </text:span><text:span text:style-name="T34">k</text:span><text:span text:style-name="T35">m</text:span></text:p>
                </table:table-cell>
                <table:table-cell table:style-name="Tableau28.D2" office:value-type="string">
                  <text:h text:style-name="P29" text:outline-level="1"/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G3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213122176129521" text:continue-numbering="true" text:style-name="_5f_Numérotation_20_des_20_exercices_20_livrets">
                    <text:list-item>
                      <text:list>
                        <text:list-item>
                          <text:p text:style-name="P74"/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p text:style-name="P16"><text:span text:style-name="T34">84,59</text:span><text:span text:style-name="T118"> </text:span><text:span text:style-name="T34">d</text:span><text:span text:style-name="T35">m</text:span></text:p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C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8.G4" office:value-type="string">
                  <text:h text:style-name="P29" text:outline-level="1"/>
                </table:table-cell>
              </table:table-row>
            </table:table>
            <text:list xml:id="list213121129108056" text:continue-numbering="true" text:style-name="_5f_Numérotation_20_des_20_exercices_20_livrets">
              <text:list-item>
                <text:h text:style-name="P83" text:outline-level="1"><text:span text:style-name="corps">Voici différentes distances : </text:span><text:span text:style-name="T23">A </text:span><text:span text:style-name="T68">=</text:span><text:span text:style-name="T23"> 4,5 km, B </text:span><text:span text:style-name="T68">=</text:span><text:span text:style-name="T23"> 450 mm, C </text:span><text:span text:style-name="T68">=</text:span><text:span text:style-name="T23"> 4 500 cm, D </text:span><text:span text:style-name="T68">=</text:span><text:span text:style-name="T23"> 45 dam, E </text:span><text:span text:style-name="T68">=</text:span><text:span text:style-name="T23"> 0,45 dm, F </text:span><text:span text:style-name="T68">=</text:span><text:span text:style-name="T23"> 0,045 hm</text:span></text:h>
                <text:list>
                  <text:list-item text:start-value="1">
                    <text:p text:style-name="P74"><text:span text:style-name="corps">Reporte‑les dans le tableau ci-dessous.</text:span></text:p>
                  </text:list-item>
                </text:list>
              </text:list-item>
            </text:list>
            <table:table table:name="Tableau29" table:style-name="Tableau29">
              <table:table-column table:style-name="Tableau29.A"/>
              <table:table-column table:style-name="Tableau29.B" table:number-columns-repeated="2"/>
              <table:table-column table:style-name="Tableau29.D"/>
              <table:table-column table:style-name="Tableau29.B"/>
              <table:table-column table:style-name="Tableau29.D"/>
              <table:table-column table:style-name="Tableau29.B"/>
              <table:table-column table:style-name="Tableau29.H"/>
              <table:table-row table:style-name="Tableau29.1">
                <table:table-cell table:style-name="Tableau29.A1" office:value-type="string">
                  <text:h text:style-name="P29" text:outline-level="1"/>
                </table:table-cell>
                <table:table-cell table:style-name="Tableau29.B1" office:value-type="string">
                  <text:h text:style-name="P31" text:outline-level="1">km</text:h>
                </table:table-cell>
                <table:table-cell table:style-name="Tableau29.B1" office:value-type="string">
                  <text:h text:style-name="P31" text:outline-level="1">hm</text:h>
                </table:table-cell>
                <table:table-cell table:style-name="Tableau29.B1" office:value-type="string">
                  <text:h text:style-name="P31" text:outline-level="1">dam</text:h>
                </table:table-cell>
                <table:table-cell table:style-name="Tableau29.B1" office:value-type="string">
                  <text:h text:style-name="P31" text:outline-level="1">m</text:h>
                </table:table-cell>
                <table:table-cell table:style-name="Tableau29.B1" office:value-type="string">
                  <text:h text:style-name="P31" text:outline-level="1">dm</text:h>
                </table:table-cell>
                <table:table-cell table:style-name="Tableau29.B1" office:value-type="string">
                  <text:h text:style-name="P31" text:outline-level="1">cm</text:h>
                </table:table-cell>
                <table:table-cell table:style-name="Tableau29.H1" office:value-type="string">
                  <text:h text:style-name="P31" text:outline-level="1">mm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A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B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C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D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E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P31" text:outline-level="1">F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B2" office:value-type="string">
                  <text:h text:style-name="P29" text:outline-level="1"><text:span text:style-name="_5f_pointillés_20_gris">.......</text:span></text:h>
                </table:table-cell>
                <table:table-cell table:style-name="Tableau29.H2" office:value-type="string">
                  <text:h text:style-name="P29" text:outline-level="1"><text:span text:style-name="_5f_pointillés_20_gris">.......</text:span></text:h>
                </table:table-cell>
              </table:table-row>
            </table:table>
            <text:list xml:id="list213120470166637" text:continue-numbering="true" text:style-name="_5f_Numérotation_20_des_20_exercices_20_livrets">
              <text:list-item>
                <text:list>
                  <text:list-item>
                    <text:p text:style-name="P67"><text:span text:style-name="corps">Range‑les de la plus courte à la plus longue.</text:span></text:p>
                    <text:p text:style-name="P51"><text:span text:style-name="corps"><text:span text:style-name="T62">..............................................................................………………………………………………………………………...</text:span></text:span></text:p>
                  </text:list-item>
                </text:list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 PL KaitiM GB" svg:font-family="'AR PL KaitiM GB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Liberation Serif1" svg:font-family="'Liberation Serif'" style:font-family-generic="swiss" style:font-pitch="variable"/>
    <style:font-face style:name="AR PL KaitiM GB1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AR PL KaitiM GB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6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1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2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5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paragraph-properties fo:text-align="start" style:justify-single-word="false"/>
      <style:text-properties fo:color="#000000" loext:opacity="100%" fo:font-style="normal" fo:font-weight="normal"/>
    </style:style>
    <style:style style:name="_5f_Titre_20_d_27_exercices_20_livret_20_avec_20_num_20_exo" style:display-name="_Titre d'exercices livret avec num exo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Contents_20_Heading" style:display-name="Contents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Heading_20_10" style:display-name="Heading 10" style:family="paragraph" style:parent-style-name="Heading" style:default-outline-level="10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7" style:display-name="Heading 7" style:family="paragraph" style:parent-style-name="Heading" style:default-outline-level="7" style:list-style-name="" style:class="text"/>
    <style:style style:name="Table" style:family="paragraph" style:parent-style-name="Caption" style:class="extra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Math" style:family="paragraph" style:parent-style-name="Text_20_body">
      <style:text-properties style:font-name="Times New Roman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Heading_20_6" style:display-name="Heading 6" style:family="paragraph" style:parent-style-name="Heading" style:default-outline-level="6" style:list-style-name="" style:class="text"/>
    <style:style style:name="Heading_20_5" style:display-name="Heading 5" style:family="paragraph" style:parent-style-name="Heading" style:default-outline-level="5" style:list-style-name="" style:class="text"/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6" fo:font-family="'Bitstream Vera Sans'" style:font-style-name="Roman" style:font-family-generic="swiss" style:font-pitch="variable" style:font-size-asian="10.5pt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ListLabel_20_20" style:display-name="ListLabel 20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7" style:font-family-complex="'Bitstream Vera Sans'" style:font-family-generic-complex="system" style:font-pitch-complex="variable"/>
    </style:style>
    <style:style style:name="_5f_titre_20_s_27_entrainer" style:display-name="_titre s'entrainer" style:family="text"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Numéros_20_d_27_approfondir" style:display-name="-Numéros d'approfondi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_5f_livret_5f_Math_5f_italique" style:display-name="_livret_Math_italique" style:family="text" style:parent-style-name="_5f_livret">
      <style:text-properties style:font-name="Times New Roman" fo:font-family="'Times New Roman'" style:font-style-name="Italique" style:font-family-generic="roman" style:font-pitch="variable" fo:font-size="11pt" fo:font-style="italic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_5f_Numéros_20_second_20_d_27_approfondi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211dd7e" officeooo:paragraph-rsid="0211dd7e" style:font-size-asian="16pt" style:font-style-asian="normal" style:font-size-complex="16pt" style:font-style-complex="normal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4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9" style:family="text">
      <style:text-properties fo:font-variant="small-caps" officeooo:rsid="00990660"/>
    </style:style>
    <style:style style:name="MT10" style:family="text">
      <style:text-properties fo:font-variant="small-caps" officeooo:rsid="0054f64f"/>
    </style:style>
    <style:style style:name="MT11" style:family="text">
      <style:text-properties fo:font-variant="small-caps" officeooo:rsid="00b5d2d1"/>
    </style:style>
    <style:style style:name="MT12" style:family="text">
      <style:text-properties fo:font-variant="small-caps" officeooo:rsid="00b6801f"/>
    </style:style>
    <style:style style:name="MT13" style:family="text">
      <style:text-properties officeooo:rsid="002925a2"/>
    </style:style>
    <style:style style:name="MT14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Conversions d’unités : longueurs</text:p>
      </style:header>
      <style:footer>
        <text:p text:style-name="MP5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6"><text:page-number text:select-page="current">6</text:page-number></text:p></draw:text-box></draw:frame><text:p text:style-name="MP7">Conversions d’unités : longueurs</text:p></draw:text-box></draw:frame><draw:g text:anchor-type="paragraph" draw:z-index="10" draw:name="Shape4_6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8" draw:name="Shape4_2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9">Conversions d’unités : longueurs</text:p></draw:text-box></draw:frame><draw:g text:anchor-type="paragraph" draw:z-index="9" draw:name="Shape4_5" draw:style-name="Mgr1"><draw:path draw:style-name="Mgr2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3"/></text:span></text:p>
      </style:header-left>
      <style:footer>
        <text:p text:style-name="MP15"><text:span text:style-name="MT4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1314338911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5">Conversions d’unités : longueurs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1"><draw:text-box fo:min-height="0.355cm"><text:p text:style-name="MP6"><text:page-number text:select-page="current">4</text:page-number></text:p></draw:text-box></draw:frame><text:p text:style-name="MP20"><text:span text:style-name="MT6">Conversions d’unités : longueurs</text:span><text:span text:style-name="MT7"> </text:span></text:p></draw:text-box></draw:frame><draw:g text:anchor-type="paragraph" draw:z-index="5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6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8">Calculer</text:span><text:span text:style-name="MT7"> : </text:span><text:span text:style-name="MT8">additionner et soustraire</text:span></text:p></draw:text-box></draw:frame><draw:g text:anchor-type="paragraph" draw:z-index="7" draw:name="Shape4_4" draw:style-name="Mgr1"><draw:path draw:style-name="Mgr2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9">Géométrie plane</text:span><text:span text:style-name="MT10"> : </text:span><text:span text:style-name="MT11">Parallèles, perpendiculaires,<text:line-break/> </text:span><text:span text:style-name="MT12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2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3">espace</text:span> • <text:span text:style-name="MT14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21:31:19.683073202</dc:date>
    <meta:editing-duration>P3DT59M45S</meta:editing-duration>
    <meta:editing-cycles>440</meta:editing-cycles>
    <meta:generator>LibreOffice/7.0.0.3$Linux_X86_64 LibreOffice_project/8061b3e9204bef6b321a21033174034a5e2ea88e</meta:generator>
    <meta:document-statistic meta:table-count="5" meta:image-count="0" meta:object-count="0" meta:page-count="1" meta:paragraph-count="177" meta:word-count="419" meta:character-count="2506" meta:non-whitespace-character-count="2188"/>
  </office:meta>
</office:document-meta>
</file>